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25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33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9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20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1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2" style:family="table-cell" style:parent-style-name="Default" style:data-style-name="N113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5" office:value-type="currency" office:currency="BRL" office:value="13034" calcext:value-type="currency">
            <text:p>R$ 13.034,00</text:p>
          </table:table-cell>
          <table:table-cell table:style-name="ce15" table:formula="of:=[.D4]*2" office:value-type="currency" office:currency="BRL" office:value="26068" calcext:value-type="currency">
            <text:p>R$ 26.068,00</text:p>
          </table:table-cell>
          <table:table-cell table:style-name="ce15" table:formula="of:=[.E4]/176" office:value-type="currency" office:currency="BRL" office:value="148.113636363636" calcext:value-type="currency">
            <text:p>R$ 148,1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5" office:value-type="currency" office:currency="BRL" office:value="6740" calcext:value-type="currency">
            <text:p>R$ 6.740,00</text:p>
          </table:table-cell>
          <table:table-cell table:style-name="ce15" table:formula="of:=[.D5]*2" office:value-type="currency" office:currency="BRL" office:value="13480" calcext:value-type="currency">
            <text:p>R$ 13.480,00</text:p>
          </table:table-cell>
          <table:table-cell table:style-name="ce15" table:formula="of:=[.E5]/176" office:value-type="currency" office:currency="BRL" office:value="76.5909090909091" calcext:value-type="currency">
            <text:p>R$ 76,5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5" table:formula="of:=2261" office:value-type="currency" office:currency="BRL" office:value="2261" calcext:value-type="currency">
            <text:p>R$ 2.261,00</text:p>
          </table:table-cell>
          <table:table-cell table:style-name="ce15" table:formula="of:=[.D6]*2" office:value-type="currency" office:currency="BRL" office:value="4522" calcext:value-type="currency">
            <text:p>R$ 4.522,00</text:p>
          </table:table-cell>
          <table:table-cell table:style-name="ce15" table:formula="of:=[.E6]/176" office:value-type="currency" office:currency="BRL" office:value="25.6931818181818" calcext:value-type="currency">
            <text:p>R$ 25,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5" table:formula="of:=5500" office:value-type="currency" office:currency="BRL" office:value="5500" calcext:value-type="currency">
            <text:p>R$ 5.500,00</text:p>
          </table:table-cell>
          <table:table-cell table:style-name="ce15" table:formula="of:=[.D7]*2" office:value-type="currency" office:currency="BRL" office:value="11000" calcext:value-type="currency">
            <text:p>R$ 11.000,00</text:p>
          </table:table-cell>
          <table:table-cell table:style-name="ce15" table:formula="of:=[.E7]/176" office:value-type="currency" office:currency="BRL" office:value="62.5" calcext:value-type="currency">
            <text:p>R$ 62,5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Analista de Qualidade</text:p>
          </table:table-cell>
          <table:table-cell table:style-name="ce15" table:formula="of:=4711.05" office:value-type="currency" office:currency="BRL" office:value="4711.05" calcext:value-type="currency">
            <text:p>R$ 4.711,05</text:p>
          </table:table-cell>
          <table:table-cell table:style-name="ce15" table:formula="of:=[.D8]*2" office:value-type="currency" office:currency="BRL" office:value="9422.1" calcext:value-type="currency">
            <text:p>R$ 9.422,10</text:p>
          </table:table-cell>
          <table:table-cell table:style-name="ce15" table:formula="of:=[.E8]/176" office:value-type="currency" office:currency="BRL" office:value="53.5346590909091" calcext:value-type="currency">
            <text:p>R$ 53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5" office:value-type="currency" office:currency="BRL" office:value="4000" calcext:value-type="currency">
            <text:p>R$ 4.000,00</text:p>
          </table:table-cell>
          <table:table-cell table:style-name="ce15" table:formula="of:=[.D9]*2" office:value-type="currency" office:currency="BRL" office:value="8000" calcext:value-type="currency">
            <text:p>R$ 8.000,00</text:p>
          </table:table-cell>
          <table:table-cell table:style-name="ce15" table:formula="of:=[.E9]/176" office:value-type="currency" office:currency="BRL" office:value="45.4545454545455" calcext:value-type="currency">
            <text:p>R$ 45,4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Mês</text:p>
          </table:table-cell>
          <table:table-cell table:style-name="ce14" office:value-type="string" calcext:value-type="string" table:number-columns-spanned="1" table:number-rows-spanned="2">
            <text:p>ID da Atividade</text:p>
          </table:table-cell>
          <table:table-cell table:style-name="ce16" office:value-type="string" calcext:value-type="string" table:number-columns-spanned="1" table:number-rows-spanned="2">
            <text:p>Predecessora</text:p>
          </table:table-cell>
          <table:table-cell table:style-name="ce14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4" office:value-type="string" calcext:value-type="string" table:number-columns-spanned="1" table:number-rows-spanned="2">
            <text:p>Custo por atividade</text:p>
          </table:table-cell>
          <table:table-cell table:style-name="ce24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25" office:value-type="string" calcext:value-type="string" table:number-columns-spanned="1" table:number-rows-spanned="16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16]*[.F4])+([.F16]*[.F5])+([.G16]*[.F6])+([.H16]*[.F7])+([.I16]*[.F8])+([.J16]*[.F9])" office:value-type="currency" office:currency="BRL" office:value="1184.90909090909" calcext:value-type="currency">
            <text:p>R$ 1.184,91</text:p>
          </table:table-cell>
          <table:table-cell table:style-name="ce33" table:formula="of:=[.K16]+[.K17]+[.K18]+[.K19]+[.K20]" office:value-type="currency" office:currency="BRL" office:value="4262.84147727273" calcext:value-type="currency" table:number-columns-spanned="1" table:number-rows-spanned="5">
            <text:p>R$ 4.262,84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17]*[.F4])+([.F17]*[.F5])+([.G17]*[.F6])+([.H17]*[.F7])+([.I17]*[.F8])+([.J17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18]*[.F4])+([.F18]*[.F5])+([.G18]*[.F6])+([.H18]*[.F7])+([.I18]*[.F8])+([.J18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<text:s/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33" table:formula="of:=([.E19]*[.F4])+([.F19]*[.F5])+([.G19]*[.F6])+([.H19]*[.F7])+([.I19]*[.F8])+([.J19]*[.F9])" office:value-type="currency" office:currency="BRL" office:value="411.886931818182" calcext:value-type="currency">
            <text:p>R$ 411,8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1, 2, 3, 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33" table:formula="of:=([.E20]*[.F4])+([.F20]*[.F5])+([.G20]*[.F6])+([.H20]*[.F7])+([.I20]*[.F8])+([.J20]*[.F9])" office:value-type="currency" office:currency="BRL" office:value="296.227272727273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22]*[.F4])+([.F22]*[.F5])+([.G22]*[.F6])+([.H22]*[.F7])+([.I22]*[.F8])+([.J22]*[.F9])" office:value-type="currency" office:currency="BRL" office:value="1184.90909090909" calcext:value-type="currency">
            <text:p>R$ 1.184,91</text:p>
          </table:table-cell>
          <table:table-cell table:style-name="ce33" table:formula="of:=[.K22]+[.K23]+[.K24]+[.K25]" office:value-type="currency" office:currency="BRL" office:value="6220.77272727273" calcext:value-type="currency" table:number-columns-spanned="1" table:number-rows-spanned="4">
            <text:p>R$ 6.220,77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33" table:formula="of:=([.E23]*[.F4])+([.F23]*[.F5])+([.G23]*[.F6])+([.H23]*[.F7])+([.I23]*[.F8])+([.J23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33" table:formula="of:=([.E24]*[.F4])+([.F24]*[.F5])+([.G24]*[.F6])+([.H24]*[.F7])+([.I24]*[.F8])+([.J24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33" table:formula="of:=([.E25]*[.F4])+([.F25]*[.F5])+([.G25]*[.F6])+([.H25]*[.F7])+([.I25]*[.F8])+([.J25]*[.F9])" office:value-type="currency" office:currency="BRL" office:value="296.227272727273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/>
          <table:table-cell table:style-name="ce20" table:formula="of:=4" office:value-type="float" office:value="4" calcext:value-type="float">
            <text:p>4</text:p>
          </table:table-cell>
          <table:table-cell table:style-name="ce20" table:formula="of:=4" office:value-type="float" office:value="4" calcext:value-type="float">
            <text:p>4</text:p>
          </table:table-cell>
          <table:table-cell table:style-name="ce20" table:number-columns-repeated="3"/>
          <table:table-cell table:style-name="ce33" table:formula="of:=([.E27]*[.F4])+([.F27]*[.F5])+([.G27]*[.F6])+([.H27]*[.F7])+([.I27]*[.F8])+([.J27]*[.F9])" office:value-type="currency" office:currency="BRL" office:value="409.136363636364" calcext:value-type="currency">
            <text:p>R$ 409,14</text:p>
          </table:table-cell>
          <table:table-cell table:style-name="ce33" table:formula="of:=[.K27]+[.K28]+[.K29]+[.K30]+[.K31]+[.K32]+[.K33]+[.K34]+[.K35]+[.K36]+[.K37]+[.K38]+[.K39]" office:value-type="currency" office:currency="BRL" office:value="27840.8136363636" calcext:value-type="currency" table:number-columns-spanned="1" table:number-rows-spanned="13">
            <text:p>R$ 27.840,81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7" office:value-type="string" calcext:value-type="string">
            <text:p>1</text:p>
          </table:table-cell>
          <table:table-cell table:style-name="ce20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4"/>
          <table:table-cell table:style-name="ce33" table:formula="of:=([.E28]*[.F4])+([.F28]*[.F5])+([.G28]*[.F6])+([.H28]*[.F7])+([.I28]*[.F8])+([.J28]*[.F9])" office:value-type="currency" office:currency="BRL" office:value="6127.27272727273" calcext:value-type="currency">
            <text:p>R$ 6.127,2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3"/>
          <table:table-cell table:style-name="ce33" table:formula="of:=([.E29]*[.F4])+([.F29]*[.F5])+([.G29]*[.F6])+([.H29]*[.F7])+([.I29]*[.F8])+([.J29]*[.F9])" office:value-type="currency" office:currency="BRL" office:value="2055.45454545455" calcext:value-type="currency">
            <text:p>R$ 2.05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33" table:formula="of:=([.E30]*[.F4])+([.F30]*[.F5])+([.G30]*[.F6])+([.H30]*[.F7])+([.I30]*[.F8])+([.J30]*[.F9])" office:value-type="currency" office:currency="BRL" office:value="148.113636363636" calcext:value-type="currency">
            <text:p>R$ 148,11</text:p>
          </table:table-cell>
          <table:covered-table-cell/>
        </table:table-row>
        <table:table-row table:style-name="ro1">
          <table:table-cell/>
          <table:table-cell table:style-name="ce25" office:value-type="string" calcext:value-type="string" table:number-columns-spanned="1" table:number-rows-spanned="5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8" office:value-type="string" calcext:value-type="string">
            <text:p>1, 2.1</text:p>
          </table:table-cell>
          <table:table-cell table:style-name="ce21" table:number-columns-repeated="3"/>
          <table:table-cell table:style-name="ce21" table:formula="of:=8*17" office:value-type="float" office:value="136" calcext:value-type="float">
            <text:p>136</text:p>
          </table:table-cell>
          <table:table-cell table:style-name="ce21" table:number-columns-repeated="2"/>
          <table:table-cell table:style-name="ce33" table:formula="of:=([.E31]*[.F4])+([.F31]*[.F5])+([.G31]*[.F6])+([.H31]*[.F7])+([.I31]*[.F8])+([.J31]*[.F9])" office:value-type="currency" office:currency="BRL" office:value="8500" calcext:value-type="currency">
            <text:p>R$ 8.500,00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4" office:value-type="float" office:value="32" calcext:value-type="float">
            <text:p>32</text:p>
          </table:table-cell>
          <table:table-cell table:style-name="ce20" table:number-columns-repeated="3"/>
          <table:table-cell table:style-name="ce33" table:formula="of:=([.E32]*[.F4])+([.F32]*[.F5])+([.G32]*[.F6])+([.H32]*[.F7])+([.I32]*[.F8])+([.J32]*[.F9])" office:value-type="currency" office:currency="BRL" office:value="822.181818181818" calcext:value-type="currency">
            <text:p>R$ 822,1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/>
          <table:table-cell table:style-name="ce20" table:formula="of:=1" office:value-type="float" office:value="1" calcext:value-type="float">
            <text:p>1</text:p>
          </table:table-cell>
          <table:table-cell table:style-name="ce20" table:number-columns-repeated="5"/>
          <table:table-cell table:style-name="ce33" table:formula="of:=([.E33]*[.F4])+([.F33]*[.F5])+([.G33]*[.F6])+([.H33]*[.F7])+([.I33]*[.F8])+([.J33]*[.F9])" office:value-type="currency" office:currency="BRL" office:value="148.113636363636" calcext:value-type="currency">
            <text:p>R$ 148,1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1</text:p>
          </table:table-cell>
          <table:table-cell table:style-name="ce17" office:value-type="string" calcext:value-type="string">
            <text:p>1, 2</text:p>
          </table:table-cell>
          <table:table-cell table:style-name="ce20" table:number-columns-repeated="4"/>
          <table:table-cell table:style-name="ce20" table:formula="of:=8*4" office:value-type="float" office:value="32" calcext:value-type="float">
            <text:p>32</text:p>
          </table:table-cell>
          <table:table-cell table:style-name="ce20"/>
          <table:table-cell table:style-name="ce33" table:formula="of:=([.E34]*[.F4])+([.F34]*[.F5])+([.G34]*[.F6])+([.H34]*[.F7])+([.I34]*[.F8])+([.J34]*[.F9])" office:value-type="currency" office:currency="BRL" office:value="1713.10909090909" calcext:value-type="currency">
            <text:p>R$ 1.713,1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2</text:p>
          </table:table-cell>
          <table:table-cell table:style-name="ce17" office:value-type="string" calcext:value-type="string">
            <text:p>5.1</text:p>
          </table:table-cell>
          <table:table-cell table:style-name="ce20" table:number-columns-repeated="5"/>
          <table:table-cell table:style-name="ce20" table:formula="of:=8*1" office:value-type="float" office:value="8" calcext:value-type="float">
            <text:p>8</text:p>
          </table:table-cell>
          <table:table-cell table:style-name="ce33" table:formula="of:=([.E35]*[.F4])+([.F35]*[.F5])+([.G35]*[.F6])+([.H35]*[.F7])+([.I35]*[.F8])+([.J35]*[.F9])" office:value-type="currency" office:currency="BRL" office:value="363.636363636364" calcext:value-type="currency">
            <text:p>R$ 363,64</text:p>
          </table:table-cell>
          <table:covered-table-cell/>
        </table:table-row>
        <table:table-row table:style-name="ro1">
          <table:table-cell/>
          <table:table-cell table:style-name="ce25" office:value-type="string" calcext:value-type="string" table:number-columns-spanned="1" table:number-rows-spanned="8">
            <text:p>3</text:p>
          </table:table-cell>
          <table:table-cell table:style-name="ce12" office:value-type="string" calcext:value-type="string">
            <text:p>6</text:p>
          </table:table-cell>
          <table:table-cell table:style-name="ce18"/>
          <table:table-cell table:style-name="ce21" table:formula="of:=1" office:value-type="float" office:value="1" calcext:value-type="float">
            <text:p>1</text:p>
          </table:table-cell>
          <table:table-cell table:style-name="ce21" table:number-columns-repeated="5"/>
          <table:table-cell table:style-name="ce33" table:formula="of:=([.E36]*[.F4])+([.F36]*[.F5])+([.G36]*[.F6])+([.H36]*[.F7])+([.I36]*[.F8])+([.J36]*[.F9])" office:value-type="currency" office:currency="BRL" office:value="148.113636363636" calcext:value-type="currency">
            <text:p>R$ 148,1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7</text:p>
          </table:table-cell>
          <table:table-cell table:style-name="ce17" office:value-type="string" calcext:value-type="string">
            <text:p>1, 2, 5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37]*[.F4])+([.F37]*[.F5])+([.G37]*[.F6])+([.H37]*[.F7])+([.I37]*[.F8])+([.J37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1, 2, 5, 7</text:p>
          </table:table-cell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33" table:formula="of:=([.E38]*[.F4])+([.F38]*[.F5])+([.G38]*[.F6])+([.H38]*[.F7])+([.I38]*[.F8])+([.J38]*[.F9])" office:value-type="currency" office:currency="BRL" office:value="5924.54545454546" calcext:value-type="currency">
            <text:p>R$ 5.924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9</text:p>
          </table:table-cell>
          <table:table-cell table:style-name="ce17" office:value-type="string" calcext:value-type="string">
            <text:p>1, 2, 3, 4, 5, 6, 7, 8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33" table:formula="of:=([.E39]*[.F4])+([.F39]*[.F5])+([.G39]*[.F6])+([.H39]*[.F7])+([.I39]*[.F8])+([.J39]*[.F9])" office:value-type="currency" office:currency="BRL" office:value="296.227272727273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33" table:formula="of:=([.E41]*[.F4])+([.F41]*[.F5])+([.G41]*[.F6])+([.H41]*[.F7])+([.I41]*[.F8])+([.J41]*[.F9])" office:value-type="currency" office:currency="BRL" office:value="5924.54545454546" calcext:value-type="currency">
            <text:p>R$ 5.924,55</text:p>
          </table:table-cell>
          <table:table-cell table:style-name="ce33" table:formula="of:=[.K41]+[.L42]+[.K43]" office:value-type="currency" office:currency="BRL" office:value="6220.77272727273" calcext:value-type="currency" table:number-columns-spanned="1" table:number-rows-spanned="3">
            <text:p>R$ 6.220,77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33" table:formula="of:=([.E42]*[.F4])+([.F42]*[.F5])+([.G42]*[.F6])+([.H42]*[.F7])+([.I42]*[.F8])+([.J42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3</text:p>
          </table:table-cell>
          <table:table-cell table:style-name="ce19" office:value-type="string" calcext:value-type="string">
            <text:p>1, 2</text:p>
          </table:table-cell>
          <table:table-cell table:style-name="ce22" table:formula="of:=2" office:value-type="float" office:value="2" calcext:value-type="float">
            <text:p>2</text:p>
          </table:table-cell>
          <table:table-cell table:style-name="ce22" table:number-columns-repeated="5"/>
          <table:table-cell table:style-name="ce33" table:formula="of:=([.E43]*[.F4])+([.F43]*[.F5])+([.G43]*[.F6])+([.H43]*[.F7])+([.I43]*[.F8])+([.J43]*[.F9])" office:value-type="currency" office:currency="BRL" office:value="296.227272727273" calcext:value-type="currency">
            <text:p>R$ 296,23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14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3" office:value-type="string" calcext:value-type="string" table:number-columns-spanned="1" table:number-rows-spanned="2">
            <text:p>Recursos Materiais</text:p>
          </table:table-cell>
          <table:table-cell table:style-name="ce23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33" table:formula="of:=([.E16]+[.E17]+[.E18]+[.E19]+[.E20]+[.E22]+[.E23]+[.E24]+[.E25]+[.E27]+[.E28]+[.E29]+[.E30])*[.F4]" office:value-type="currency" office:currency="BRL" office:value="10367.9545454545" calcext:value-type="currency">
            <text:p>R$ 10.367,95</text:p>
          </table:table-cell>
          <table:table-cell table:style-name="ce33" table:formula="of:=([.F16]+[.F17]+[.F18]+[.F19]+[.F20]+[.F22]+[.F23]+[.F24]+[.F25]+[.F27]+[.F28]+[.F29]+[.F30])*[.F5]" office:value-type="currency" office:currency="BRL" office:value="6510.22727272727" calcext:value-type="currency">
            <text:p>R$ 6.510,23</text:p>
          </table:table-cell>
          <table:table-cell table:style-name="ce33" table:formula="of:=([.G16]+[.G17]+[.G18]+[.G19]+[.G20]+[.G22]+[.G23]+[.G24]+[.G25]+[.G27]+[.G28]+[.G29]+[.G30])*[.F6]" office:value-type="currency" office:currency="BRL" office:value="2183.92045454545" calcext:value-type="currency">
            <text:p>R$ 2.183,92</text:p>
          </table:table-cell>
          <table:table-cell table:style-name="ce33" table:formula="of:=([.H16]+[.H17]+[.H18]+[.H19]+[.H20]+[.H22]+[.H23]+[.H24]+[.H25]+[.H27]+[.H28]+[.H29]+[.H30])*[.F7]" office:value-type="currency" office:currency="BRL" office:value="62.5" calcext:value-type="currency">
            <text:p>R$ 62,50</text:p>
          </table:table-cell>
          <table:table-cell table:style-name="ce33" table:formula="of:=([.I16]+[.I17]+[.I18]+[.I19]+[.I20]+[.I22]+[.I23]+[.I24]+[.I25]+[.I27]+[.I28]+[.I29]+[.I30])*[.F8]" office:value-type="currency" office:currency="BRL" office:value="53.5346590909091" calcext:value-type="currency">
            <text:p>R$ 53,53</text:p>
          </table:table-cell>
          <table:table-cell table:style-name="ce33" table:formula="of:=([.J16]+[.J17]+[.J18]+[.J19]+[.J20]+[.J22]+[.J23]+[.J24]+[.J25]+[.J27]+[.J28]+[.J29]+[.J30])*[.F9]" office:value-type="currency" office:currency="BRL" office:value="45.4545454545455" calcext:value-type="currency">
            <text:p>R$ 45,45</text:p>
          </table:table-cell>
          <table:table-cell table:style-name="ce33" table:formula="of:=350" office:value-type="currency" office:currency="BRL" office:value="350" calcext:value-type="currency">
            <text:p>R$ 350,00</text:p>
          </table:table-cell>
          <table:table-cell table:style-name="ce33" table:formula="of:=[.C48]+[.D48]+[.E48]+[.F48]+[.G48]+[.H48]+[.I48]" office:value-type="currency" office:currency="BRL" office:value="19573.5914772727" calcext:value-type="currency">
            <text:p>R$ 19.573,5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33" table:formula="of:=([.E31]+[.E32]+[.E33]+[.E34]+[.E35])*[.F4]" office:value-type="currency" office:currency="BRL" office:value="148.113636363636" calcext:value-type="currency">
            <text:p>R$ 148,11</text:p>
          </table:table-cell>
          <table:table-cell table:style-name="ce33" table:formula="of:=([.F31]+[.F32]+[.F33]+[.F34]+[.F35])*[.F5]" office:value-type="currency" office:currency="BRL" office:value="0" calcext:value-type="currency">
            <text:p>R$ 0,00</text:p>
          </table:table-cell>
          <table:table-cell table:style-name="ce33" table:formula="of:=([.G31]+[.G32]+[.G33]+[.G34]+[.G35])*[.F6]" office:value-type="currency" office:currency="BRL" office:value="822.181818181818" calcext:value-type="currency">
            <text:p>R$ 822,18</text:p>
          </table:table-cell>
          <table:table-cell table:style-name="ce33" table:formula="of:=([.H31]+[.H32]+[.H33]+[.H34]+[.H35])*[.F7]" office:value-type="currency" office:currency="BRL" office:value="8500" calcext:value-type="currency">
            <text:p>R$ 8.500,00</text:p>
          </table:table-cell>
          <table:table-cell table:style-name="ce33" table:formula="of:=([.I31]+[.I32]+[.I33]+[.I34]+[.I35])*[.F8]" office:value-type="currency" office:currency="BRL" office:value="1713.10909090909" calcext:value-type="currency">
            <text:p>R$ 1.713,11</text:p>
          </table:table-cell>
          <table:table-cell table:style-name="ce33" table:formula="of:=([.J31]+[.J32]+[.J33]+[.J34]+[.J35])*[.F9]" office:value-type="currency" office:currency="BRL" office:value="363.636363636364" calcext:value-type="currency">
            <text:p>R$ 363,64</text:p>
          </table:table-cell>
          <table:table-cell table:style-name="ce33" table:formula="of:=350" office:value-type="currency" office:currency="BRL" office:value="350" calcext:value-type="currency">
            <text:p>R$ 350,00</text:p>
          </table:table-cell>
          <table:table-cell table:style-name="ce33" table:formula="of:=[.J48]+([.C49]+[.E49]+[.E49]+[.F49]+[.G49]+[.H49]+[.I49])" office:value-type="currency" office:currency="BRL" office:value="32292.8142045455" calcext:value-type="currency">
            <text:p>R$ 32.292,8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33" table:formula="of:=([.E36]+[.E37]+[.E38]+[.E39]+[.E41]+[.E42]+[.E43])*[.F4]" office:value-type="currency" office:currency="BRL" office:value="14959.4772727273" calcext:value-type="currency">
            <text:p>R$ 14.959,48</text:p>
          </table:table-cell>
          <table:table-cell table:style-name="ce33" table:formula="of:=([.F36]+[.F37]+[.F38]+[.F39]+[.F41]+[.F42]+[.F43])*[.F5]" office:value-type="currency" office:currency="BRL" office:value="0" calcext:value-type="currency">
            <text:p>R$ 0,00</text:p>
          </table:table-cell>
          <table:table-cell table:style-name="ce33" table:formula="of:=([.G36]+[.G37]+[.G38]+[.G39]+[.G41]+[.G42]+[.G43])*[.F6]" office:value-type="currency" office:currency="BRL" office:value="0" calcext:value-type="currency">
            <text:p>R$ 0,00</text:p>
          </table:table-cell>
          <table:table-cell table:style-name="ce33" table:formula="of:=([.H36]+[.H37]+[.H38]+[.H39]+[.H41]+[.H42]+[.H43])*[.F7]" office:value-type="currency" office:currency="BRL" office:value="0" calcext:value-type="currency">
            <text:p>R$ 0,00</text:p>
          </table:table-cell>
          <table:table-cell table:style-name="ce33" table:formula="of:=([.I36]+[.I37]+[.I38]+[.I39]+[.I41]+[.I42]+[.I43])*[.F8]" office:value-type="currency" office:currency="BRL" office:value="0" calcext:value-type="currency">
            <text:p>R$ 0,00</text:p>
          </table:table-cell>
          <table:table-cell table:style-name="ce33" table:formula="of:=([.J36]+[.J37]+[.J38]+[.J39]+[.J41]+[.J42]+[.J43])*[.F9]" office:value-type="currency" office:currency="BRL" office:value="0" calcext:value-type="currency">
            <text:p>R$ 0,00</text:p>
          </table:table-cell>
          <table:table-cell table:style-name="ce33" table:formula="of:=350" office:value-type="currency" office:currency="BRL" office:value="350" calcext:value-type="currency">
            <text:p>R$ 350,00</text:p>
          </table:table-cell>
          <table:table-cell table:style-name="ce33" table:formula="of:=[.J49]+([.C50]+[.D50]+[.E50]+[.F50]+[.G50]+[.H50]+[.I50])" office:value-type="currency" office:currency="BRL" office:value="47602.2914772727" calcext:value-type="currency">
            <text:p>R$ 47.602,29</text:p>
          </table:table-cell>
          <table:table-cell table:number-columns-repeated="2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09:06:29.0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04T10:35:31.642000000</dc:date>
    <meta:editing-duration>PT2H34M10S</meta:editing-duration>
    <meta:editing-cycles>15</meta:editing-cycles>
    <meta:generator>LibreOffice/6.0.2.1$Windows_X86_64 LibreOffice_project/f7f06a8f319e4b62f9bc5095aa112a65d2f3ac89</meta:generator>
    <meta:document-statistic meta:table-count="1" meta:cell-count="197" meta:object-count="0"/>
  </office:meta>
</office:document-meta>
</file>